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jpeg" manifest:full-path="Pictures/0.jpg"/>
  <manifest:file-entry manifest:media-type="image/png" manifest:full-path="Pictures/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family="text" style:name="T1" style:display-name="T1">
      <style:text-properties style:font-name="Arial" fo:font-size="10pt" fo:language="es" fo:country="AR"/>
    </style:style>
    <style:style style:family="paragraph" style:name="P5" style:display-name="P5" style:parent-style-name="Standard">
      <style:text-properties style:font-name="Arial" fo:font-size="10pt" fo:language="es" fo:country="AR" fo:font-style="italic"/>
    </style:style>
    <style:style style:family="paragraph" style:name="P6" style:display-name="P6" style:parent-style-name="Standard">
      <style:paragraph-properties fo:border-bottom="0.0104in solid #000000" fo:padding-left="0in" fo:padding-right="0in" fo:padding-top="0in"/>
      <style:text-properties style:font-name="Arial" fo:font-size="10pt" fo:language="es" fo:country="AR"/>
    </style:style>
    <style:style style:family="paragraph" style:name="P7" style:display-name="P7" style:parent-style-name="Standard">
      <style:paragraph-properties fo:border-left="solid #000000" fo:border-right="solid #000000" fo:border-top="solid #000000" fo:border-bottom="solid #000000" fo:padding-bottom="0.0277in" fo:padding-left="0.0277in" fo:padding-right="0.0277in" fo:padding-top="0.0277in"/>
    </style:style>
    <style:style style:family="paragraph" style:name="P8" style:display-name="P8">
      <style:paragraph-properties fo:break-before="page"/>
    </style:style>
    <style:style style:family="paragraph" style:name="P9" style:display-name="P9" style:parent-style-name="Encabezado">
      <style:text-properties fo:language="es" fo:country="AR"/>
    </style:style>
    <style:style style:family="paragraph" style:name="P10" style:display-name="P10" style:parent-style-name="Standard"/>
    <style:style style:family="paragraph" style:name="P1" style:display-name="P1" style:parent-style-name="Standard">
      <style:paragraph-properties fo:break-before="page"/>
      <style:text-properties style:font-name="Arial" fo:font-size="10pt" fo:language="es" fo:country="AR"/>
    </style:style>
    <style:style style:family="paragraph" style:name="P2" style:display-name="P2" style:parent-style-name="Standard">
      <style:text-properties style:font-name="Arial" fo:font-size="10pt" fo:language="es" fo:country="AR"/>
    </style:style>
    <style:style style:family="paragraph" style:name="P3" style:display-name="P3" style:parent-style-name="Standard">
      <style:paragraph-properties fo:text-align="center"/>
      <style:text-properties style:font-name="Arial" fo:font-size="10pt" fo:language="es" fo:country="AR"/>
    </style:style>
    <style:style style:family="paragraph" style:name="P4" style:display-name="P4" style:parent-style-name="Standard">
      <style:paragraph-properties fo:text-align="center"/>
    </style:style>
    <style:style style:family="section" style:name="Sect1" style:display-name="Sect1"/>
    <style:page-layout style:name="PLayout2">
      <style:page-layout-properties fo:margin-top="1.248664cm" fo:margin-bottom="0.5in" fo:margin-left="1.1812in" fo:margin-right="1.1812in"/>
      <style:header-style>
        <style:header-footer-properties svg:height="3.141726cm"/>
      </style:header-style>
    </style:page-layout>
    <style:page-layout style:name="Standard">
      <style:page-layout-properties fo:margin-top="1.248664cm" fo:margin-bottom="0.5in" fo:margin-left="1.1812in" fo:margin-right="1.1812in"/>
      <style:header-style>
        <style:header-footer-properties svg:height="3.141726cm"/>
      </style:header-style>
    </style:page-layout>
  </office:automatic-styles>
  <office:body>
    <office:text>
      <text:section text:style-name="Sect1" text:name="Section1">
        <text:p text:style-name="P1"/>
        <text:p text:style-name="P2"/>
        <text:p text:style-name="P3">Convocatoria Programa INT Presenta</text:p>
        <text:p text:style-name="P4"><text:span text:style-name="T1">Inscripción para el Catálogo 2016</text:span></text:p>
        <text:p text:style-name="P3"/>
        <text:p text:style-name="P5">(Para entregar al responsable)</text:p>
        <text:p text:style-name="P2"/>
        <text:p text:style-name="P2">Fecha de impresión del remito: [FECHA_DE_IMPRESION_DEL_REMITO]</text:p>
        <text:p text:style-name="P2"/>
        <text:p text:style-name="P2">Nombre del Espectáculo: [NOMBRE_DEL_ESPECTACULO]</text:p>
        <text:p text:style-name="P2">Provincia: [PROVINCIA]</text:p>
        <text:p text:style-name="P2">Región: [REGION]</text:p>
        <text:p text:style-name="P2"/>
        <text:p text:style-name="P2">Nº de trámite: [NUMERO_DE_TRAMITE]</text:p>
        <text:p text:style-name="P2">Fecha de trámite: [FECHA_DE_TRAMITE]</text:p>
        <text:p text:style-name="P2"/>
        <text:p text:style-name="P2">Datos del Responsable: [DATOS_DEL_RESPONSABLE]</text:p>
        <text:p text:style-name="P2"/>
        <text:p text:style-name="P2"/>
        <text:p text:style-name="P2">Recordar que se debe adjuntar copia del DVD del espectáculo y copia certificada por la Representación Provincial del DNI del Responsable, antes de la fecha de cierre de la convocatoria.</text:p>
        <text:p text:style-name="P2"/>
        <text:p text:style-name="P6"/>
        <text:p text:style-name="P2"/>
        <text:p text:style-name="P2">Para completar en la Representación Provincial del INT</text:p>
        <text:p text:style-name="P2"/>
        <text:p text:style-name="P7"><text:span text:style-name="T1">Fecha de entrega y sello</text:span></text:p>
        <text:p text:style-name="P2"/>
        <text:p text:style-name="P8"/>
        <text:p text:style-name="P2"/>
        <text:p text:style-name="P9"><text:tab/><text:tab/></text:p>
        <text:p text:style-name="P3">Convocatoria Programa INT Presenta</text:p>
        <text:p text:style-name="P3">Inscripción para el Catálogo 2015</text:p>
        <text:p text:style-name="P2"/>
        <text:p text:style-name="P5">(Para remitir al Área de Coordinación (Dcion. De Fomento)</text:p>
        <text:p text:style-name="P2"/>
        <text:p text:style-name="P2">Fecha de impresión del remito: [FECHA_DE_IMPRESION_DEL_REMITO]</text:p>
        <text:p text:style-name="P2"/>
        <text:p text:style-name="P2">Nombre del Espectáculo: [NOMBRE_DEL_ESPECTACULO]</text:p>
        <text:p text:style-name="P2">Provincia: [PROVINCIA]</text:p>
        <text:p text:style-name="P2">Región: [REGION]</text:p>
        <text:p text:style-name="P2"/>
        <text:p text:style-name="P2">Nº de trámite: [NUMERO_DE_TRAMITE]</text:p>
        <text:p text:style-name="P2">Fecha de trámite: [FECHA_DE_TRAMITE]</text:p>
        <text:p text:style-name="P2"/>
        <text:p text:style-name="P2">Datos del Responsable: [DATOS_DEL_RESPONSABLE]</text:p>
        <text:p text:style-name="P2"/>
        <text:p text:style-name="P2"/>
        <text:p text:style-name="P2">Recordar que se debe adjuntar copia del DVD del espectáculo y copia certificada del DNI del Responsable, antes de la fecha de cierre de la convocatoria.</text:p>
        <text:p text:style-name="P2"/>
        <text:p text:style-name="P6"/>
        <text:p text:style-name="P2"/>
        <text:p text:style-name="P2">Para completar en la Representación Provincial del INT</text:p>
        <text:p text:style-name="P2"/>
        <text:p text:style-name="P10"><text:span text:style-name="T1">Fecha de entrega y sello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  <style:font-face style:name="Tahoma" svg:font-family="Tahoma"/>
  </office:font-face-decls>
  <office:styles>
    <style:default-style style:family="paragraph">
      <style:paragraph-properties style:tab-stop-distance="0.4916in"/>
    </style:default-style>
    <style:style style:family="text" style:name="Texto-de-globo-Car-text" style:display-name="Texto de globo Car_text" style:next-style-name="Texto-de-globo-Car-text">
      <style:text-properties style:font-name="Tahoma" fo:font-size="8pt"/>
    </style:style>
    <style:style style:family="paragraph" style:name="Text-body" style:display-name="Text body" style:parent-style-name="Standard" style:next-style-name="Text-body">
      <style:paragraph-properties fo:margin-bottom="0.0833in"/>
    </style:style>
    <style:style style:family="paragraph" style:name="Standard" style:display-name="Standard" style:next-style-name="Standard">
      <style:paragraph-properties fo:widows="2" fo:orphans="2"/>
      <style:text-properties fo:language="es" fo:country="ES"/>
    </style:style>
    <style:style style:family="paragraph" style:name="Pie-de-p--gina" style:display-name="Pie de página" style:parent-style-name="Standard" style:next-style-name="Pie-de-p--gina">
      <style:paragraph-properties>
        <style:tab-stops>
          <style:tab-stop style:type="center" style:position="2.952083in"/>
          <style:tab-stop style:type="right" style:position="5.904861in"/>
        </style:tab-stops>
      </style:paragraph-properties>
    </style:style>
    <style:style style:family="paragraph" style:name="Ep--grafe" style:display-name="Epígrafe" style:parent-style-name="Standard" style:next-style-name="Ep--grafe">
      <style:paragraph-properties fo:margin-top="0.0833in" fo:margin-bottom="0.0833in"/>
      <style:text-properties fo:font-style="italic"/>
    </style:style>
    <style:style style:family="paragraph" style:name="Encabezado" style:display-name="Encabezado" style:parent-style-name="Standard" style:next-style-name="Encabezado">
      <style:paragraph-properties>
        <style:tab-stops>
          <style:tab-stop style:type="center" style:position="2.952083in"/>
          <style:tab-stop style:type="right" style:position="5.904861in"/>
        </style:tab-stops>
      </style:paragraph-properties>
    </style:style>
    <style:style style:family="paragraph" style:name="Normal" style:display-name="Normal">
      <style:paragraph-properties fo:text-align="left" fo:line-height="100%" fo:background-color="transparent" fo:widows="0" fo:orphans="0" style:writing-mode="lr" fo:padding-bottom="0in" fo:padding-left="0in" fo:padding-right="0in" fo:padding-top="0in"/>
      <style:text-properties style:font-name="Times New Roman" fo:font-size="12pt" fo:language="es" fo:country="AR" fo:font-weight="normal" fo:text-transform="none"/>
    </style:style>
    <style:style style:family="paragraph" style:name="Texto-de-globo" style:display-name="Texto de globo" style:parent-style-name="Normal" style:next-style-name="Texto-de-globo">
      <style:text-properties style:font-name="Tahoma" fo:font-size="8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Heading" style:display-name="Heading" style:parent-style-name="Standard" style:next-style-name="Text-body">
      <style:paragraph-properties fo:margin-top="0.1666in" fo:margin-bottom="0.0833in" fo:keep-with-next="always"/>
      <style:text-properties style:font-name="Arial" fo:font-size="14pt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graphic" style:name="Graphics" style:display-name="Graphics"/>
  </office:styles>
  <office:automatic-styles>
    <style:style style:family="text" style:name="T1" style:display-name="T1">
      <style:text-properties fo:language="es" fo:country="AR"/>
    </style:style>
    <style:style style:family="paragraph" style:name="P1" style:display-name="P1" style:parent-style-name="Encabezado">
      <style:paragraph-properties fo:break-before="page"/>
    </style:style>
    <style:style style:family="graphic" style:name="graphic1" style:display-name="graphic1" style:parent-style-name="Graphics">
      <style:graphic-properties style:wrap="run-through" style:run-through="foreground" style:vertical-pos="top" style:vertical-rel="baseline"/>
    </style:style>
    <style:page-layout style:name="Standard">
      <style:page-layout-properties fo:page-width="8.267717in" fo:page-height="11.692913in" style:print-orientation="portrait" fo:margin-top="1.248664cm" fo:margin-bottom="0.5in" fo:margin-left="1.1812in" fo:margin-right="1.1812in"/>
      <style:header-style>
        <style:header-footer-properties svg:height="3.141726cm"/>
      </style:header-style>
    </style:page-layout>
  </office:automatic-styles>
  <office:master-styles>
    <style:master-page style:name="Standard" style:page-layout-name="Standard">
      <style:header>
        <text:p text:style-name="P1"><draw:frame text:anchor-type="as-char" draw:z-index="0" draw:style-name="graphic1" svg:width="2.3752in" svg:height="1.1665in"><draw:image xlink:href="Pictures/0.jpg" xlink:type="simple" xlink:show="embed" xlink:actuate="onLoad"/></draw:frame><text:span text:style-name="T1"><text:tab/><text:tab/></text:span><draw:frame text:anchor-type="as-char" draw:z-index="0" draw:style-name="graphic1" svg:width="1.8626in" svg:height="0.7646in"><draw:image xlink:href="Pictures/1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initial-creator>ccontinelli</meta:initial-creator>
    <dc:creator>Lucia Correa</dc:creator>
    <meta:creation-date>2014-10-23T12:30:00Z</meta:creation-date>
    <dc:date>Fri Dec 18 12:35:20 2015
</dc:date>
  </office:meta>
</office:document-meta>
</file>